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E000000A67FC088874DFE57F6.png" manifest:media-type="image/png"/>
  <manifest:file-entry manifest:full-path="Pictures/10000201000006340000009BB8F5E40D984D6200.png" manifest:media-type="image/png"/>
  <manifest:file-entry manifest:full-path="Pictures/10000201000005F80000009C3FE538E683273561.png" manifest:media-type="image/png"/>
  <manifest:file-entry manifest:full-path="Pictures/100002010000061B0000009A491312D47CF39372.png" manifest:media-type="image/png"/>
  <manifest:file-entry manifest:full-path="Pictures/10000201000006270000009DF6B839D06EBFCC89.png" manifest:media-type="image/png"/>
  <manifest:file-entry manifest:full-path="Pictures/10000201000006150000009E0D3C9090A29A0456.png" manifest:media-type="image/png"/>
  <manifest:file-entry manifest:full-path="Pictures/100002010000061D000001A9297E89C33E096C2A.png" manifest:media-type="image/png"/>
  <manifest:file-entry manifest:full-path="Pictures/10000201000005DB000000843910E654CAE43EFF.png" manifest:media-type="image/png"/>
  <manifest:file-entry manifest:full-path="Pictures/1000020100000637000001B56D424968F2ACBD6F.png" manifest:media-type="image/png"/>
  <manifest:file-entry manifest:full-path="Pictures/10000201000005B60000013DC5BAC788A293473B.png" manifest:media-type="image/png"/>
  <manifest:file-entry manifest:full-path="Pictures/1000020100000638000001AA14ABA9A482A0B8CD.png" manifest:media-type="image/png"/>
  <manifest:file-entry manifest:full-path="Pictures/1000020100000599000000BF6B55EC311EC4FCBB.png" manifest:media-type="image/png"/>
  <manifest:file-entry manifest:full-path="Pictures/10000201000005AF0000009136F56A096A7FF722.png" manifest:media-type="image/png"/>
  <manifest:file-entry manifest:full-path="Pictures/10000201000006160000009847CC7B5F13E2A89E.png" manifest:media-type="image/png"/>
  <manifest:file-entry manifest:full-path="Pictures/1000020100000571000000A64D3DE424F4C6ECAC.png" manifest:media-type="image/png"/>
  <manifest:file-entry manifest:full-path="Pictures/1000020100000634000001AB25FFA0B0841FE5A5.png" manifest:media-type="image/png"/>
  <manifest:file-entry manifest:full-path="Pictures/10000201000005B8000000A2820D6CC2370AFA86.png" manifest:media-type="image/png"/>
  <manifest:file-entry manifest:full-path="Pictures/1000020100000624000000A9F41AA6348CB48548.png" manifest:media-type="image/png"/>
  <manifest:file-entry manifest:full-path="Pictures/100002010000060E0000008E00256392050BA2B1.png" manifest:media-type="image/png"/>
  <manifest:file-entry manifest:full-path="Pictures/1000020100000635000000A5C03E6C28143BDACD.png" manifest:media-type="image/png"/>
  <manifest:file-entry manifest:full-path="Pictures/10000201000005B1000001B3493CA891D9038B29.png" manifest:media-type="image/png"/>
  <manifest:file-entry manifest:full-path="Pictures/1000020100000635000001AFFE3CF152176E79FB.png" manifest:media-type="image/png"/>
  <manifest:file-entry manifest:full-path="Pictures/1000020100000633000001A646EA81FB2BCAA8E7.png" manifest:media-type="image/png"/>
  <manifest:file-entry manifest:full-path="Pictures/100002010000064E000001AE3E0599552259B883.png" manifest:media-type="image/png"/>
  <manifest:file-entry manifest:full-path="Pictures/1000020100000643000001BEF7FE6A7D3512C684.png" manifest:media-type="image/png"/>
  <manifest:file-entry manifest:full-path="Pictures/1000020100000633000001BB00BB6E68F1F70328.png" manifest:media-type="image/png"/>
  <manifest:file-entry manifest:full-path="Pictures/1000020100000646000001AF8FA78E8409449D41.png" manifest:media-type="image/png"/>
  <manifest:file-entry manifest:full-path="Pictures/10000201000005DE000001AA691B710B257D555B.png" manifest:media-type="image/png"/>
  <manifest:file-entry manifest:full-path="Pictures/10000201000005BA000001ACAE2020E55EB20CC8.png" manifest:media-type="image/png"/>
  <manifest:file-entry manifest:full-path="Pictures/100002010000060A000001B45F73AC2B3F3B1539.png" manifest:media-type="image/png"/>
  <manifest:file-entry manifest:full-path="Pictures/1000020100000563000000ED98FA8D7F80F833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-ex.</text:p>
      <text:p text:style-name="Standard"><draw:frame draw:style-name="fr1" draw:name="Picture 1" text:anchor-type="as-char" svg:width="6.6929in" svg:height="0.702in" draw:z-index="0"><draw:image xlink:href="Pictures/100002010000062E000000A67FC088874DFE57F6.png" xlink:type="simple" xlink:show="embed" xlink:actuate="onLoad" loext:mime-type="image/png"/></draw:frame></text:p>
      <text:p text:style-name="Standard"><draw:frame draw:style-name="fr1" draw:name="Image1" text:anchor-type="as-char" svg:width="6.6929in" svg:height="0.6591in" draw:z-index="1"><draw:image xlink:href="Pictures/100002010000061B0000009A491312D47CF39372.png" xlink:type="simple" xlink:show="embed" xlink:actuate="onLoad" loext:mime-type="image/png"/></draw:frame></text:p>
      <text:p text:style-name="Standard"><draw:frame draw:style-name="fr1" draw:name="Image2" text:anchor-type="as-char" svg:width="6.6929in" svg:height="0.6673in" draw:z-index="2"><draw:image xlink:href="Pictures/10000201000006270000009DF6B839D06EBFCC89.png" xlink:type="simple" xlink:show="embed" xlink:actuate="onLoad" loext:mime-type="image/png"/></draw:frame></text:p>
      <text:p text:style-name="Standard"><draw:frame draw:style-name="fr1" draw:name="Image3" text:anchor-type="as-char" svg:width="6.6929in" svg:height="0.6791in" draw:z-index="3"><draw:image xlink:href="Pictures/10000201000006150000009E0D3C9090A29A0456.png" xlink:type="simple" xlink:show="embed" xlink:actuate="onLoad" loext:mime-type="image/png"/></draw:frame></text:p>
      <text:p text:style-name="Standard"><draw:frame draw:style-name="fr1" draw:name="Image4" text:anchor-type="as-char" svg:width="6.6929in" svg:height="0.6835in" draw:z-index="4"><draw:image xlink:href="Pictures/10000201000005F80000009C3FE538E683273561.png" xlink:type="simple" xlink:show="embed" xlink:actuate="onLoad" loext:mime-type="image/png"/></draw:frame></text:p>
      <text:p text:style-name="Standard"><draw:frame draw:style-name="fr1" draw:name="Image5" text:anchor-type="as-char" svg:width="6.6929in" svg:height="0.5898in" draw:z-index="5"><draw:image xlink:href="Pictures/10000201000005DB000000843910E654CAE43EFF.png" xlink:type="simple" xlink:show="embed" xlink:actuate="onLoad" loext:mime-type="image/png"/></draw:frame></text:p>
      <text:p text:style-name="Standard"><draw:frame draw:style-name="fr1" draw:name="Image6" text:anchor-type="as-char" svg:width="6.6929in" svg:height="1.4508in" draw:z-index="6"><draw:image xlink:href="Pictures/10000201000005B60000013DC5BAC788A293473B.png" xlink:type="simple" xlink:show="embed" xlink:actuate="onLoad" loext:mime-type="image/png"/></draw:frame><draw:frame draw:style-name="fr1" draw:name="Image7" text:anchor-type="as-char" svg:width="6.6929in" svg:height="0.6535in" draw:z-index="7"><draw:image xlink:href="Pictures/10000201000006340000009BB8F5E40D984D6200.png" xlink:type="simple" xlink:show="embed" xlink:actuate="onLoad" loext:mime-type="image/png"/></draw:frame></text:p>
      <text:p text:style-name="Standard"><draw:frame draw:style-name="fr1" draw:name="Image8" text:anchor-type="as-char" svg:width="6.6929in" svg:height="0.6665in" draw:z-index="8"><draw:image xlink:href="Pictures/10000201000005AF0000009136F56A096A7FF722.png" xlink:type="simple" xlink:show="embed" xlink:actuate="onLoad" loext:mime-type="image/png"/></draw:frame></text:p>
      <text:p text:style-name="Standard"><draw:frame draw:style-name="fr1" draw:name="Image9" text:anchor-type="as-char" svg:width="6.6929in" svg:height="0.6528in" draw:z-index="9"><draw:image xlink:href="Pictures/10000201000006160000009847CC7B5F13E2A89E.png" xlink:type="simple" xlink:show="embed" xlink:actuate="onLoad" loext:mime-type="image/png"/></draw:frame></text:p>
      <text:p text:style-name="Standard"><text:soft-page-break/><draw:frame draw:style-name="fr1" draw:name="Image10" text:anchor-type="as-char" svg:width="6.6929in" svg:height="0.7972in" draw:z-index="10"><draw:image xlink:href="Pictures/1000020100000571000000A64D3DE424F4C6ECAC.png" xlink:type="simple" xlink:show="embed" xlink:actuate="onLoad" loext:mime-type="image/png"/></draw:frame></text:p>
      <text:p text:style-name="Standard"><draw:frame draw:style-name="fr1" draw:name="Image11" text:anchor-type="as-char" svg:width="6.6929in" svg:height="0.7402in" draw:z-index="11"><draw:image xlink:href="Pictures/10000201000005B8000000A2820D6CC2370AFA86.png" xlink:type="simple" xlink:show="embed" xlink:actuate="onLoad" loext:mime-type="image/png"/></draw:frame></text:p>
      <text:p text:style-name="Standard"><draw:frame draw:style-name="fr1" draw:name="Image12" text:anchor-type="as-char" svg:width="6.6929in" svg:height="0.7193in" draw:z-index="12"><draw:image xlink:href="Pictures/1000020100000624000000A9F41AA6348CB48548.png" xlink:type="simple" xlink:show="embed" xlink:actuate="onLoad" loext:mime-type="image/png"/></draw:frame></text:p>
      <text:p text:style-name="Standard"><draw:frame draw:style-name="fr1" draw:name="Image13" text:anchor-type="as-char" svg:width="6.6929in" svg:height="0.6134in" draw:z-index="13"><draw:image xlink:href="Pictures/100002010000060E0000008E00256392050BA2B1.png" xlink:type="simple" xlink:show="embed" xlink:actuate="onLoad" loext:mime-type="image/png"/></draw:frame></text:p>
      <text:p text:style-name="Standard"><draw:frame draw:style-name="fr1" draw:name="Image14" text:anchor-type="as-char" svg:width="6.6929in" svg:height="0.8917in" draw:z-index="14"><draw:image xlink:href="Pictures/1000020100000599000000BF6B55EC311EC4FCBB.png" xlink:type="simple" xlink:show="embed" xlink:actuate="onLoad" loext:mime-type="image/png"/></draw:frame></text:p>
      <text:p text:style-name="Standard"><draw:frame draw:style-name="fr1" draw:name="Image15" text:anchor-type="as-char" svg:width="6.6929in" svg:height="0.6953in" draw:z-index="15"><draw:image xlink:href="Pictures/1000020100000635000000A5C03E6C28143BDACD.png" xlink:type="simple" xlink:show="embed" xlink:actuate="onLoad" loext:mime-type="image/png"/></draw:frame></text:p>
      <text:p text:style-name="Standard"><draw:frame draw:style-name="fr1" draw:name="Image16" text:anchor-type="as-char" svg:width="6.6929in" svg:height="1.998in" draw:z-index="16"><draw:image xlink:href="Pictures/10000201000005B1000001B3493CA891D9038B29.png" xlink:type="simple" xlink:show="embed" xlink:actuate="onLoad" loext:mime-type="image/png"/></draw:frame></text:p>
      <text:p text:style-name="Standard"><draw:frame draw:style-name="fr1" draw:name="Image17" text:anchor-type="as-char" svg:width="6.6929in" svg:height="1.8154in" draw:z-index="17"><draw:image xlink:href="Pictures/1000020100000635000001AFFE3CF152176E79FB.png" xlink:type="simple" xlink:show="embed" xlink:actuate="onLoad" loext:mime-type="image/png"/></draw:frame></text:p>
      <text:p text:style-name="Standard"><text:soft-page-break/><draw:frame draw:style-name="fr1" draw:name="Image18" text:anchor-type="as-char" svg:width="6.6929in" svg:height="1.8173in" draw:z-index="18"><draw:image xlink:href="Pictures/100002010000061D000001A9297E89C33E096C2A.png" xlink:type="simple" xlink:show="embed" xlink:actuate="onLoad" loext:mime-type="image/png"/></draw:frame></text:p>
      <text:p text:style-name="Standard"><draw:frame draw:style-name="fr1" draw:name="Image19" text:anchor-type="as-char" svg:width="6.6929in" svg:height="1.7992in" draw:z-index="19"><draw:image xlink:href="Pictures/1000020100000634000001AB25FFA0B0841FE5A5.png" xlink:type="simple" xlink:show="embed" xlink:actuate="onLoad" loext:mime-type="image/png"/></draw:frame></text:p>
      <text:p text:style-name="Standard"><draw:frame draw:style-name="fr1" draw:name="Image20" text:anchor-type="as-char" svg:width="6.6929in" svg:height="1.7799in" draw:z-index="20"><draw:image xlink:href="Pictures/1000020100000633000001A646EA81FB2BCAA8E7.png" xlink:type="simple" xlink:show="embed" xlink:actuate="onLoad" loext:mime-type="image/png"/></draw:frame></text:p>
      <text:p text:style-name="Standard"><draw:frame draw:style-name="fr1" draw:name="Image21" text:anchor-type="as-char" svg:width="6.6929in" svg:height="1.7827in" draw:z-index="21"><draw:image xlink:href="Pictures/100002010000064E000001AE3E0599552259B883.png" xlink:type="simple" xlink:show="embed" xlink:actuate="onLoad" loext:mime-type="image/png"/></draw:frame></text:p>
      <text:p text:style-name="Standard"><draw:frame draw:style-name="fr1" draw:name="Image22" text:anchor-type="as-char" svg:width="6.6929in" svg:height="1.8618in" draw:z-index="22"><draw:image xlink:href="Pictures/1000020100000643000001BEF7FE6A7D3512C684.png" xlink:type="simple" xlink:show="embed" xlink:actuate="onLoad" loext:mime-type="image/png"/></draw:frame></text:p>
      <text:p text:style-name="Standard"><text:soft-page-break/><draw:frame draw:style-name="fr1" draw:name="Image23" text:anchor-type="as-char" svg:width="6.6929in" svg:height="1.8681in" draw:z-index="23"><draw:image xlink:href="Pictures/1000020100000633000001BB00BB6E68F1F70328.png" xlink:type="simple" xlink:show="embed" xlink:actuate="onLoad" loext:mime-type="image/png"/></draw:frame></text:p>
      <text:p text:style-name="Standard"><draw:frame draw:style-name="fr1" draw:name="Image24" text:anchor-type="as-char" svg:width="6.6929in" svg:height="1.7957in" draw:z-index="24"><draw:image xlink:href="Pictures/1000020100000646000001AF8FA78E8409449D41.png" xlink:type="simple" xlink:show="embed" xlink:actuate="onLoad" loext:mime-type="image/png"/></draw:frame></text:p>
      <text:p text:style-name="Standard"><draw:frame draw:style-name="fr1" draw:name="Image25" text:anchor-type="as-char" svg:width="6.6929in" svg:height="1.898in" draw:z-index="25"><draw:image xlink:href="Pictures/10000201000005DE000001AA691B710B257D555B.png" xlink:type="simple" xlink:show="embed" xlink:actuate="onLoad" loext:mime-type="image/png"/></draw:frame></text:p>
      <text:p text:style-name="Standard"><draw:frame draw:style-name="fr1" draw:name="Image26" text:anchor-type="as-char" svg:width="6.6929in" svg:height="1.8382in" draw:z-index="26"><draw:image xlink:href="Pictures/1000020100000637000001B56D424968F2ACBD6F.png" xlink:type="simple" xlink:show="embed" xlink:actuate="onLoad" loext:mime-type="image/png"/></draw:frame></text:p>
      <text:p text:style-name="Standard"><text:soft-page-break/><draw:frame draw:style-name="fr1" draw:name="Image27" text:anchor-type="as-char" svg:width="6.6929in" svg:height="1.9535in" draw:z-index="27"><draw:image xlink:href="Pictures/10000201000005BA000001ACAE2020E55EB20CC8.png" xlink:type="simple" xlink:show="embed" xlink:actuate="onLoad" loext:mime-type="image/png"/></draw:frame></text:p>
      <text:p text:style-name="Standard"><draw:frame draw:style-name="fr1" draw:name="Image28" text:anchor-type="as-char" svg:width="6.6929in" svg:height="1.8874in" draw:z-index="28"><draw:image xlink:href="Pictures/100002010000060A000001B45F73AC2B3F3B1539.png" xlink:type="simple" xlink:show="embed" xlink:actuate="onLoad" loext:mime-type="image/png"/></draw:frame></text:p>
      <text:p text:style-name="Standard"><draw:frame draw:style-name="fr1" draw:name="Image29" text:anchor-type="as-char" svg:width="6.6929in" svg:height="1.7909in" draw:z-index="29"><draw:image xlink:href="Pictures/1000020100000638000001AA14ABA9A482A0B8CD.png" xlink:type="simple" xlink:show="embed" xlink:actuate="onLoad" loext:mime-type="image/png"/></draw:frame></text:p>
      <text:p text:style-name="P1"><draw:frame draw:style-name="fr1" draw:name="Image30" text:anchor-type="as-char" svg:width="6.6929in" svg:height="1.15in" draw:z-index="30"><draw:image xlink:href="Pictures/1000020100000563000000ED98FA8D7F80F833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lt" fo:country="LT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in" style:writing-mode="page"/>
      <style:text-properties style:use-window-font-color="true" style:font-name="Calibri" fo:font-size="12pt" fo:language="lt" fo:country="LT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lt" fo:country="LT" style:letter-kerning="tru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8T05:29:00</meta:creation-date>
    <meta:initial-creator>Elvira Sagiduline</meta:initial-creator>
    <dc:language>en-US</dc:language>
    <dc:creator>Elvira Sagiduline</dc:creator>
    <dc:date>2025-05-08T07:35:00</dc:date>
    <meta:editing-cycles>2</meta:editing-cycles>
    <meta:editing-duration>PT2H6M</meta:editing-duration>
    <meta:generator>XLSX_Editor/6.2.8.2$Windows_x86 LibreOffice_project/</meta:generator>
    <meta:document-statistic meta:table-count="0" meta:image-count="31" meta:object-count="0" meta:page-count="5" meta:paragraph-count="31" meta:word-count="1" meta:character-count="7" meta:non-whitespace-character-count="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